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 draw:shadow="hidden" draw:shadow-opacity="100%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 draw:shadow="hidden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1.82cm" fo:min-width="1.57cm" fo:padding-top="0.151cm" fo:padding-bottom="0.151cm" fo:padding-left="0.276cm" fo:padding-right="0.276cm" draw:shadow="hidden"/>
      <style:paragraph-properties style:writing-mode="lr-tb"/>
    </style:style>
    <style:style style:name="gr4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2cm" fo:min-width="0.582cm" fo:padding-top="0.151cm" fo:padding-bottom="0.151cm" fo:padding-left="0.276cm" fo:padding-right="0.276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 draw:shadow="hidden"/>
      <style:paragraph-properties style:writing-mode="lr-tb"/>
    </style:style>
    <style:style style:name="gr6" style:family="graphic" style:parent-style-name="objectwithoutfill">
      <style:graphic-properties svg:stroke-width="0.106cm" svg:stroke-color="#224b12" draw:marker-start-width="0.359cm" draw:marker-end="Arrow" draw:marker-end-width="0.459cm" draw:fill="none" draw:textarea-vertical-align="middle" fo:padding-top="0.178cm" fo:padding-bottom="0.178cm" fo:padding-left="0.303cm" fo:padding-right="0.303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55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 draw:shadow="hidden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  <style:text-properties fo:color="#ffffff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468a1a"/>
      <style:paragraph-properties fo:margin-left="0cm" fo:margin-right="0cm" fo:text-align="center" fo:text-indent="0cm" style:writing-mode="lr-tb"/>
      <style:text-properties fo:color="#ffffff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cd3c1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Ubuntu" fo:font-size="20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Ubuntu"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Ubuntu" fo:font-size="20pt" fo:font-style="italic" style:font-style-asian="italic" style:font-style-complex="italic"/>
    </style:style>
    <style:style style:name="T2" style:family="text">
      <style:text-properties fo:color="#ffffff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Ubuntu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6cm" svg:height="1.6cm" svg:x="9.2cm" svg:y="1.2cm">
          <text:p text:style-name="P1"><text:span text:style-name="T1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cm" svg:height="1.6cm" svg:x="5.2cm" svg:y="8.2cm">
          <text:p text:style-name="P1"><text:span text:style-name="T1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cm" svg:height="3cm" svg:x="8.5cm" svg:y="4cm">
          <text:p text:style-name="P3"><text:span text:style-name="T2">g |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1.604cm" svg:height="1.604cm" svg:x="13.198cm" svg:y="4.7cm">
          <text:p text:style-name="P5"><text:span text:style-name="T3">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cm" svg:height="1.047cm" svg:x="10.4cm" svg:y="2.8cm">
          <draw:text-box>
            <text:p><text:span text:style-name="T1">b</text:span></text:p>
          </draw:text-box>
        </draw:frame>
        <draw:frame draw:style-name="gr5" draw:text-style-name="P8" draw:layer="layout" svg:width="2.2cm" svg:height="1.047cm" svg:x="1.2cm" svg:y="8.4cm">
          <draw:text-box>
            <text:p><text:span text:style-name="T4">Input </text:span></text:p>
          </draw:text-box>
        </draw:frame>
        <draw:line draw:style-name="gr6" draw:text-style-name="P9" draw:layer="layout" svg:x1="3.2cm" svg:y1="9.002cm" svg:x2="5.2cm" svg:y2="9.002cm">
          <text:p/>
        </draw:line>
        <draw:frame draw:style-name="gr7" draw:text-style-name="P7" draw:layer="layout" svg:width="2.955cm" svg:height="1.047cm" svg:x="12.545cm" svg:y="6.397cm">
          <draw:text-box>
            <text:p><text:span text:style-name="T1">Output</text:span></text:p>
          </draw:text-box>
        </draw:frame>
        <draw:custom-shape draw:style-name="gr8" draw:text-style-name="P2" xml:id="id1" draw:id="id1" draw:layer="layout" svg:width="1.6cm" svg:height="1.6cm" svg:x="5.2cm" svg:y="1.2cm">
          <text:p text:style-name="P1"><text:span text:style-name="T1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2cm" svg:height="1.047cm" svg:x="1.2cm" svg:y="1.4cm">
          <draw:text-box>
            <text:p><text:span text:style-name="T1">Input </text:span></text:p>
          </draw:text-box>
        </draw:frame>
        <draw:line draw:style-name="gr6" draw:text-style-name="P9" draw:layer="layout" svg:x1="3.2cm" svg:y1="2cm" svg:x2="5.2cm" svg:y2="2cm">
          <text:p/>
        </draw:line>
        <draw:connector draw:style-name="gr6" draw:text-style-name="P9" draw:layer="layout" draw:type="line" svg:x1="6.566cm" svg:y1="2.566cm" svg:x2="8.939cm" svg:y2="4.439cm" draw:start-shape="id1" draw:start-glue-point="9" draw:end-shape="id2" draw:end-glue-point="5" svg:d="M6566 2566l2373 1873" svg:viewBox="0 0 2374 1874">
          <text:p/>
        </draw:connector>
        <draw:connector draw:style-name="gr6" draw:text-style-name="P9" draw:layer="layout" draw:type="line" svg:x1="10cm" svg:y1="2.8cm" svg:x2="10cm" svg:y2="4cm" draw:start-shape="id3" draw:start-glue-point="8" draw:end-shape="id2" draw:end-glue-point="4" svg:d="M10000 2800v1200" svg:viewBox="0 0 1 1201">
          <text:p/>
        </draw:connector>
        <draw:connector draw:style-name="gr6" draw:text-style-name="P9" draw:layer="layout" draw:type="line" svg:x1="6.566cm" svg:y1="8.434cm" svg:x2="8.939cm" svg:y2="6.561cm" draw:start-shape="id4" draw:start-glue-point="11" draw:end-shape="id2" draw:end-glue-point="7" svg:d="M6566 8434l2373-1873" svg:viewBox="0 0 2374 1874">
          <text:p/>
        </draw:connector>
        <draw:connector draw:style-name="gr6" draw:text-style-name="P9" draw:layer="layout" draw:type="line" svg:x1="11.5cm" svg:y1="5.5cm" svg:x2="13.198cm" svg:y2="5.502cm" draw:start-shape="id2" draw:start-glue-point="10" draw:end-shape="id5" draw:end-glue-point="6" svg:d="M11500 5500l1698 2" svg:viewBox="0 0 1699 3">
          <text:p/>
        </draw:connector>
        <draw:frame draw:style-name="gr5" draw:text-style-name="P7" draw:layer="layout" svg:width="1.5cm" svg:height="1.047cm" svg:x="7.5cm" svg:y="2.501cm">
          <draw:text-box>
            <text:p><text:span text:style-name="T1">w1</text:span></text:p>
          </draw:text-box>
        </draw:frame>
        <draw:frame draw:style-name="gr5" draw:text-style-name="P7" draw:layer="layout" svg:width="1.5cm" svg:height="1.047cm" svg:x="6.7cm" svg:y="6.4cm">
          <draw:text-box>
            <text:p><text:span text:style-name="T1">w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12-09T13:34:41.670619911</dc:date>
    <meta:editing-duration>PT6H12M32S</meta:editing-duration>
    <meta:editing-cycles>8</meta:editing-cycles>
    <meta:generator>LibreOffice/6.4.7.2$Linux_X86_64 LibreOffice_project/40$Build-2</meta:generator>
    <meta:document-statistic meta:object-count="17"/>
  </office:meta>
</office:document-meta>
</file>